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65in"/>
    </style:style>
    <style:style style:name="co6" style:family="table-column">
      <style:table-column-properties fo:break-before="auto" style:column-width="0.44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575in"/>
    </style:style>
    <style:style style:name="co10" style:family="table-column">
      <style:table-column-properties fo:break-before="auto" style:column-width="0.6291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_forum_s3_t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forum</text:p>
          </table:table-cell>
          <table:table-cell table:number-columns-repeated="5"/>
          <table:table-cell table:style-name="ce1" office:value-type="string" calcext:value-type="string">
            <text:p>flashback</text:p>
          </table:table-cell>
          <table:table-cell table:number-columns-repeated="4"/>
          <table:table-cell table:style-name="ce1" office:value-type="string" calcext:value-type="string">
            <text:p>familjel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unpredictabilit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unpredictabilit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unpredictabilit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ämna</text:p>
          </table:table-cell>
          <table:table-cell table:number-columns-repeated="6"/>
          <table:table-cell office:value-type="float" office:value="-0.00577721923844159" calcext:value-type="float">
            <text:p>-0.00577721923844159</text:p>
          </table:table-cell>
          <table:table-cell office:value-type="float" office:value="6" calcext:value-type="float">
            <text:p>6</text:p>
          </table:table-cell>
          <table:table-cell office:value-type="float" office:value="0.647896333751881" calcext:value-type="float">
            <text:p>0.647896333751881</text:p>
          </table:table-cell>
          <table:table-cell office:value-type="float" office:value="0.0000108098821261945" calcext:value-type="float">
            <text:p>1.08098821261945E-05</text:p>
          </table:table-cell>
          <table:table-cell office:value-type="float" office:value="0.88486842105" calcext:value-type="float">
            <text:p>0.88486842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e</text:p>
          </table:table-cell>
          <table:table-cell office:value-type="float" office:value="56927" calcext:value-type="float">
            <text:p>56927</text:p>
          </table:table-cell>
          <table:table-cell office:value-type="float" office:value="-0.00117094833675328" calcext:value-type="float">
            <text:p>-0.00117094833675328</text:p>
          </table:table-cell>
          <table:table-cell office:value-type="float" office:value="9" calcext:value-type="float">
            <text:p>9</text:p>
          </table:table-cell>
          <table:table-cell office:value-type="float" office:value="0.609121174956654" calcext:value-type="float">
            <text:p>0.609121174956654</text:p>
          </table:table-cell>
          <table:table-cell office:value-type="float" office:value="0.0000299529821433308" calcext:value-type="float">
            <text:p>2.99529821433308E-05</text:p>
          </table:table-cell>
          <table:table-cell office:value-type="float" office:value="0.946185321666667" calcext:value-type="float">
            <text:p>0.946185321666667</text:p>
          </table:table-cell>
          <table:table-cell office:value-type="float" office:value="-0.00202089808233773" calcext:value-type="float">
            <text:p>-0.00202089808233773</text:p>
          </table:table-cell>
          <table:table-cell office:value-type="float" office:value="6" calcext:value-type="float">
            <text:p>6</text:p>
          </table:table-cell>
          <table:table-cell office:value-type="float" office:value="0.795695540266047" calcext:value-type="float">
            <text:p>0.795695540266047</text:p>
          </table:table-cell>
          <table:table-cell office:value-type="float" office:value="0.000000056097842038027" calcext:value-type="float">
            <text:p>5.6097842038027E-08</text:p>
          </table:table-cell>
          <table:table-cell office:value-type="float" office:value="0.9618774983" calcext:value-type="float">
            <text:p>0.9618774983</text:p>
          </table:table-cell>
          <table:table-cell office:value-type="float" office:value="-0.00106469626592733" calcext:value-type="float">
            <text:p>-0.00106469626592733</text:p>
          </table:table-cell>
          <table:table-cell office:value-type="float" office:value="8" calcext:value-type="float">
            <text:p>8</text:p>
          </table:table-cell>
          <table:table-cell office:value-type="float" office:value="0.826186661774744" calcext:value-type="float">
            <text:p>0.826186661774744</text:p>
          </table:table-cell>
          <table:table-cell office:value-type="float" office:value="0.0000000292427518036147" calcext:value-type="float">
            <text:p>2.92427518036147E-08</text:p>
          </table:table-cell>
          <table:table-cell office:value-type="float" office:value="0.9308059385" calcext:value-type="float">
            <text:p>0.9308059385</text:p>
          </table:table-cell>
        </table:table-row>
        <table:table-row table:style-name="ro1">
          <table:table-cell office:value-type="string" calcext:value-type="string">
            <text:p>avse</text:p>
          </table:table-cell>
          <table:table-cell office:value-type="float" office:value="18904" calcext:value-type="float">
            <text:p>18904</text:p>
          </table:table-cell>
          <table:table-cell office:value-type="float" office:value="0.00749394037056289" calcext:value-type="float">
            <text:p>0.00749394037056289</text:p>
          </table:table-cell>
          <table:table-cell office:value-type="float" office:value="5" calcext:value-type="float">
            <text:p>5</text:p>
          </table:table-cell>
          <table:table-cell office:value-type="float" office:value="0.901838054922299" calcext:value-type="float">
            <text:p>0.901838054922299</text:p>
          </table:table-cell>
          <table:table-cell office:value-type="float" office:value="0.0000000000501789714413344" calcext:value-type="float">
            <text:p>5.01789714413344E-11</text:p>
          </table:table-cell>
          <table:table-cell office:value-type="float" office:value="0.372986642666667" calcext:value-type="float">
            <text:p>0.372986642666667</text:p>
          </table:table-cell>
          <table:table-cell office:value-type="float" office:value="0.00730218441709967" calcext:value-type="float">
            <text:p>0.00730218441709967</text:p>
          </table:table-cell>
          <table:table-cell office:value-type="float" office:value="6" calcext:value-type="float">
            <text:p>6</text:p>
          </table:table-cell>
          <table:table-cell office:value-type="float" office:value="0.91042355984794" calcext:value-type="float">
            <text:p>0.91042355984794</text:p>
          </table:table-cell>
          <table:table-cell office:value-type="float" office:value="0.0000000000209438740798446" calcext:value-type="float">
            <text:p>2.09438740798446E-11</text:p>
          </table:table-cell>
          <table:table-cell office:value-type="float" office:value="0.374210338133333" calcext:value-type="float">
            <text:p>0.3742103381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ga</text:p>
          </table:table-cell>
          <table:table-cell office:value-type="float" office:value="21204" calcext:value-type="float">
            <text:p>21204</text:p>
          </table:table-cell>
          <table:table-cell office:value-type="float" office:value="0.00256891667536805" calcext:value-type="float">
            <text:p>0.00256891667536805</text:p>
          </table:table-cell>
          <table:table-cell office:value-type="float" office:value="12" calcext:value-type="float">
            <text:p>12</text:p>
          </table:table-cell>
          <table:table-cell office:value-type="float" office:value="0.456509339287181" calcext:value-type="float">
            <text:p>0.456509339287181</text:p>
          </table:table-cell>
          <table:table-cell office:value-type="float" office:value="0.000775175741670808" calcext:value-type="float">
            <text:p>0.000775175741670808</text:p>
          </table:table-cell>
          <table:table-cell office:value-type="float" office:value="0.8680810458" calcext:value-type="float">
            <text:p>0.8680810458</text:p>
          </table:table-cell>
          <table:table-cell office:value-type="float" office:value="-0.00167404670090906" calcext:value-type="float">
            <text:p>-0.00167404670090906</text:p>
          </table:table-cell>
          <table:table-cell office:value-type="float" office:value="8" calcext:value-type="float">
            <text:p>8</text:p>
          </table:table-cell>
          <table:table-cell office:value-type="float" office:value="0.35821034157161" calcext:value-type="float">
            <text:p>0.35821034157161</text:p>
          </table:table-cell>
          <table:table-cell office:value-type="float" office:value="0.00415271284578567" calcext:value-type="float">
            <text:p>0.00415271284578567</text:p>
          </table:table-cell>
          <table:table-cell office:value-type="float" office:value="0.91277890465" calcext:value-type="float">
            <text:p>0.91277890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1400583" calcext:value-type="float">
            <text:p>1400583</text:p>
          </table:table-cell>
          <table:table-cell office:value-type="float" office:value="-0.0000086059918614792" calcext:value-type="float">
            <text:p>-8.6059918614792E-06</text:p>
          </table:table-cell>
          <table:table-cell office:value-type="float" office:value="9" calcext:value-type="float">
            <text:p>9</text:p>
          </table:table-cell>
          <table:table-cell office:value-type="float" office:value="0.0800524118404251" calcext:value-type="float">
            <text:p>0.0800524118404251</text:p>
          </table:table-cell>
          <table:table-cell office:value-type="float" office:value="0.213954241846745" calcext:value-type="float">
            <text:p>0.213954241846745</text:p>
          </table:table-cell>
          <table:table-cell office:value-type="float" office:value="0.998842272933333" calcext:value-type="float">
            <text:p>0.998842272933333</text:p>
          </table:table-cell>
          <table:table-cell office:value-type="float" office:value="-0.0000185471084848485" calcext:value-type="float">
            <text:p>-1.85471084848485E-05</text:p>
          </table:table-cell>
          <table:table-cell office:value-type="float" office:value="10" calcext:value-type="float">
            <text:p>10</text:p>
          </table:table-cell>
          <table:table-cell office:value-type="float" office:value="0.237992793360319" calcext:value-type="float">
            <text:p>0.237992793360319</text:p>
          </table:table-cell>
          <table:table-cell office:value-type="float" office:value="0.0248660632357634" calcext:value-type="float">
            <text:p>0.0248660632357634</text:p>
          </table:table-cell>
          <table:table-cell office:value-type="float" office:value="0.998798382933333" calcext:value-type="float">
            <text:p>0.998798382933333</text:p>
          </table:table-cell>
          <table:table-cell office:value-type="float" office:value="0.0000186689441353329" calcext:value-type="float">
            <text:p>1.86689441353329E-05</text:p>
          </table:table-cell>
          <table:table-cell office:value-type="float" office:value="6" calcext:value-type="float">
            <text:p>6</text:p>
          </table:table-cell>
          <table:table-cell office:value-type="float" office:value="0.22256207508371" calcext:value-type="float">
            <text:p>0.22256207508371</text:p>
          </table:table-cell>
          <table:table-cell office:value-type="float" office:value="0.0357271809958425" calcext:value-type="float">
            <text:p>0.0357271809958425</text:p>
          </table:table-cell>
          <table:table-cell office:value-type="float" office:value="0.999195668566667" calcext:value-type="float">
            <text:p>0.999195668566667</text:p>
          </table:table-cell>
        </table:table-row>
        <table:table-row table:style-name="ro1">
          <table:table-cell office:value-type="string" calcext:value-type="string">
            <text:p>besluta</text:p>
          </table:table-cell>
          <table:table-cell office:value-type="float" office:value="9937" calcext:value-type="float">
            <text:p>9937</text:p>
          </table:table-cell>
          <table:table-cell office:value-type="float" office:value="0.00138281996865807" calcext:value-type="float">
            <text:p>0.00138281996865807</text:p>
          </table:table-cell>
          <table:table-cell office:value-type="float" office:value="12" calcext:value-type="float">
            <text:p>12</text:p>
          </table:table-cell>
          <table:table-cell office:value-type="float" office:value="0.205293267133719" calcext:value-type="float">
            <text:p>0.205293267133719</text:p>
          </table:table-cell>
          <table:table-cell office:value-type="float" office:value="0.039141539275486" calcext:value-type="float">
            <text:p>0.039141539275486</text:p>
          </table:table-cell>
          <table:table-cell office:value-type="float" office:value="0.1159020148" calcext:value-type="float">
            <text:p>0.1159020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2959355" calcext:value-type="float">
            <text:p>2959355</text:p>
          </table:table-cell>
          <table:table-cell office:value-type="float" office:value="-0.00017185034610391" calcext:value-type="float">
            <text:p>-0.00017185034610391</text:p>
          </table:table-cell>
          <table:table-cell office:value-type="float" office:value="11" calcext:value-type="float">
            <text:p>11</text:p>
          </table:table-cell>
          <table:table-cell office:value-type="float" office:value="0.0470923980174743" calcext:value-type="float">
            <text:p>0.0470923980174743</text:p>
          </table:table-cell>
          <table:table-cell office:value-type="float" office:value="0.344716174365247" calcext:value-type="float">
            <text:p>0.344716174365247</text:p>
          </table:table-cell>
          <table:table-cell office:value-type="float" office:value="0.9896640664" calcext:value-type="float">
            <text:p>0.9896640664</text:p>
          </table:table-cell>
          <table:table-cell office:value-type="float" office:value="-0.000336494805108246" calcext:value-type="float">
            <text:p>-0.000336494805108246</text:p>
          </table:table-cell>
          <table:table-cell office:value-type="float" office:value="7" calcext:value-type="float">
            <text:p>7</text:p>
          </table:table-cell>
          <table:table-cell office:value-type="float" office:value="0.219263182663465" calcext:value-type="float">
            <text:p>0.219263182663465</text:p>
          </table:table-cell>
          <table:table-cell office:value-type="float" office:value="0.0322852932553339" calcext:value-type="float">
            <text:p>0.0322852932553339</text:p>
          </table:table-cell>
          <table:table-cell office:value-type="float" office:value="0.988609831633333" calcext:value-type="float">
            <text:p>0.988609831633333</text:p>
          </table:table-cell>
          <table:table-cell office:value-type="float" office:value="0.000494032910852125" calcext:value-type="float">
            <text:p>0.000494032910852125</text:p>
          </table:table-cell>
          <table:table-cell office:value-type="float" office:value="7" calcext:value-type="float">
            <text:p>7</text:p>
          </table:table-cell>
          <table:table-cell office:value-type="float" office:value="0.570523826985787" calcext:value-type="float">
            <text:p>0.570523826985787</text:p>
          </table:table-cell>
          <table:table-cell office:value-type="float" office:value="0.000117880048008828" calcext:value-type="float">
            <text:p>0.000117880048008828</text:p>
          </table:table-cell>
          <table:table-cell office:value-type="float" office:value="0.991989778066667" calcext:value-type="float">
            <text:p>0.991989778066667</text:p>
          </table:table-cell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931047" calcext:value-type="float">
            <text:p>1931047</text:p>
          </table:table-cell>
          <table:table-cell office:value-type="float" office:value="-0.00000813960341992642" calcext:value-type="float">
            <text:p>-8.13960341992642E-06</text:p>
          </table:table-cell>
          <table:table-cell office:value-type="float" office:value="9" calcext:value-type="float">
            <text:p>9</text:p>
          </table:table-cell>
          <table:table-cell office:value-type="float" office:value="0.119541317011484" calcext:value-type="float">
            <text:p>0.119541317011484</text:p>
          </table:table-cell>
          <table:table-cell office:value-type="float" office:value="0.124737025720595" calcext:value-type="float">
            <text:p>0.124737025720595</text:p>
          </table:table-cell>
          <table:table-cell office:value-type="float" office:value="0.999606097933333" calcext:value-type="float">
            <text:p>0.999606097933333</text:p>
          </table:table-cell>
          <table:table-cell office:value-type="float" office:value="-0.0000153392469697096" calcext:value-type="float">
            <text:p>-1.53392469697096E-05</text:p>
          </table:table-cell>
          <table:table-cell office:value-type="float" office:value="8" calcext:value-type="float">
            <text:p>8</text:p>
          </table:table-cell>
          <table:table-cell office:value-type="float" office:value="0.226028243053932" calcext:value-type="float">
            <text:p>0.226028243053932</text:p>
          </table:table-cell>
          <table:table-cell office:value-type="float" office:value="0.0293916722216065" calcext:value-type="float">
            <text:p>0.0293916722216065</text:p>
          </table:table-cell>
          <table:table-cell office:value-type="float" office:value="0.999663864066667" calcext:value-type="float">
            <text:p>0.999663864066667</text:p>
          </table:table-cell>
          <table:table-cell office:value-type="float" office:value="0.00000889708525062317" calcext:value-type="float">
            <text:p>8.89708525062317E-06</text:p>
          </table:table-cell>
          <table:table-cell office:value-type="float" office:value="6" calcext:value-type="float">
            <text:p>6</text:p>
          </table:table-cell>
          <table:table-cell office:value-type="float" office:value="0.158973388000755" calcext:value-type="float">
            <text:p>0.158973388000755</text:p>
          </table:table-cell>
          <table:table-cell office:value-type="float" office:value="0.0816227340337755" calcext:value-type="float">
            <text:p>0.0816227340337755</text:p>
          </table:table-cell>
          <table:table-cell office:value-type="float" office:value="0.999714445366667" calcext:value-type="float">
            <text:p>0.999714445366667</text:p>
          </table:table-cell>
        </table:table-row>
        <table:table-row table:style-name="ro1">
          <table:table-cell office:value-type="string" calcext:value-type="string">
            <text:p>förefalla</text:p>
          </table:table-cell>
          <table:table-cell office:value-type="float" office:value="14736" calcext:value-type="float">
            <text:p>14736</text:p>
          </table:table-cell>
          <table:table-cell office:value-type="float" office:value="0.000829367448571416" calcext:value-type="float">
            <text:p>0.000829367448571416</text:p>
          </table:table-cell>
          <table:table-cell office:value-type="float" office:value="8" calcext:value-type="float">
            <text:p>8</text:p>
          </table:table-cell>
          <table:table-cell office:value-type="float" office:value="0.622722962424969" calcext:value-type="float">
            <text:p>0.622722962424969</text:p>
          </table:table-cell>
          <table:table-cell office:value-type="float" office:value="0.0000211921652965369" calcext:value-type="float">
            <text:p>2.11921652965369E-05</text:p>
          </table:table-cell>
          <table:table-cell office:value-type="float" office:value="0.9601161721" calcext:value-type="float">
            <text:p>0.9601161721</text:p>
          </table:table-cell>
          <table:table-cell office:value-type="float" office:value="0.000706918306753237" calcext:value-type="float">
            <text:p>0.000706918306753237</text:p>
          </table:table-cell>
          <table:table-cell office:value-type="float" office:value="8" calcext:value-type="float">
            <text:p>8</text:p>
          </table:table-cell>
          <table:table-cell office:value-type="float" office:value="0.456962790478433" calcext:value-type="float">
            <text:p>0.456962790478433</text:p>
          </table:table-cell>
          <table:table-cell office:value-type="float" office:value="0.000768736030755108" calcext:value-type="float">
            <text:p>0.000768736030755108</text:p>
          </table:table-cell>
          <table:table-cell office:value-type="float" office:value="0.960042739366667" calcext:value-type="float">
            <text:p>0.9600427393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örmå</text:p>
          </table:table-cell>
          <table:table-cell office:value-type="float" office:value="16262" calcext:value-type="float">
            <text:p>16262</text:p>
          </table:table-cell>
          <table:table-cell office:value-type="float" office:value="-0.0060834686058875" calcext:value-type="float">
            <text:p>-0.0060834686058875</text:p>
          </table:table-cell>
          <table:table-cell office:value-type="float" office:value="6" calcext:value-type="float">
            <text:p>6</text:p>
          </table:table-cell>
          <table:table-cell office:value-type="float" office:value="0.857283585230838" calcext:value-type="float">
            <text:p>0.857283585230838</text:p>
          </table:table-cell>
          <table:table-cell office:value-type="float" office:value="0.00000000179642026775523" calcext:value-type="float">
            <text:p>1.79642026775523E-09</text:p>
          </table:table-cell>
          <table:table-cell office:value-type="float" office:value="0.81711915535" calcext:value-type="float">
            <text:p>0.81711915535</text:p>
          </table:table-cell>
          <table:table-cell office:value-type="float" office:value="-0.00631971754450224" calcext:value-type="float">
            <text:p>-0.00631971754450224</text:p>
          </table:table-cell>
          <table:table-cell office:value-type="float" office:value="3" calcext:value-type="float">
            <text:p>3</text:p>
          </table:table-cell>
          <table:table-cell office:value-type="float" office:value="0.820583440196057" calcext:value-type="float">
            <text:p>0.820583440196057</text:p>
          </table:table-cell>
          <table:table-cell office:value-type="float" office:value="0.000000016108813961674" calcext:value-type="float">
            <text:p>1.6108813961674E-08</text:p>
          </table:table-cell>
          <table:table-cell office:value-type="float" office:value="0.82181622965" calcext:value-type="float">
            <text:p>0.8218162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örsöka</text:p>
          </table:table-cell>
          <table:table-cell office:value-type="float" office:value="2044238" calcext:value-type="float">
            <text:p>2044238</text:p>
          </table:table-cell>
          <table:table-cell office:value-type="float" office:value="0.00143758305623376" calcext:value-type="float">
            <text:p>0.00143758305623376</text:p>
          </table:table-cell>
          <table:table-cell office:value-type="float" office:value="2" calcext:value-type="float">
            <text:p>2</text:p>
          </table:table-cell>
          <table:table-cell office:value-type="float" office:value="0.873825416940047" calcext:value-type="float">
            <text:p>0.873825416940047</text:p>
          </table:table-cell>
          <table:table-cell office:value-type="float" office:value="0.000000000552625065318441" calcext:value-type="float">
            <text:p>5.52625065318441E-10</text:p>
          </table:table-cell>
          <table:table-cell office:value-type="float" office:value="0.973197758666667" calcext:value-type="float">
            <text:p>0.973197758666667</text:p>
          </table:table-cell>
          <table:table-cell office:value-type="float" office:value="0.000215133729740242" calcext:value-type="float">
            <text:p>0.000215133729740242</text:p>
          </table:table-cell>
          <table:table-cell office:value-type="float" office:value="10" calcext:value-type="float">
            <text:p>10</text:p>
          </table:table-cell>
          <table:table-cell office:value-type="float" office:value="0.479372904632821" calcext:value-type="float">
            <text:p>0.479372904632821</text:p>
          </table:table-cell>
          <table:table-cell office:value-type="float" office:value="0.000504927953496626" calcext:value-type="float">
            <text:p>0.000504927953496626</text:p>
          </table:table-cell>
          <table:table-cell office:value-type="float" office:value="0.974128524433333" calcext:value-type="float">
            <text:p>0.974128524433333</text:p>
          </table:table-cell>
          <table:table-cell office:value-type="float" office:value="0.00184260206974939" calcext:value-type="float">
            <text:p>0.00184260206974939</text:p>
          </table:table-cell>
          <table:table-cell office:value-type="float" office:value="1" calcext:value-type="float">
            <text:p>1</text:p>
          </table:table-cell>
          <table:table-cell office:value-type="float" office:value="0.889613270898608" calcext:value-type="float">
            <text:p>0.889613270898608</text:p>
          </table:table-cell>
          <table:table-cell office:value-type="float" office:value="0.000000000475628723157579" calcext:value-type="float">
            <text:p>4.75628723157579E-10</text:p>
          </table:table-cell>
          <table:table-cell office:value-type="float" office:value="0.9680746018" calcext:value-type="float">
            <text:p>0.9680746018</text:p>
          </table:table-cell>
        </table:table-row>
        <table:table-row table:style-name="ro1">
          <table:table-cell office:value-type="string" calcext:value-type="string">
            <text:p>fortsätta</text:p>
          </table:table-cell>
          <table:table-cell office:value-type="float" office:value="317713" calcext:value-type="float">
            <text:p>317713</text:p>
          </table:table-cell>
          <table:table-cell office:value-type="float" office:value="0.0020371747445887" calcext:value-type="float">
            <text:p>0.0020371747445887</text:p>
          </table:table-cell>
          <table:table-cell office:value-type="float" office:value="7" calcext:value-type="float">
            <text:p>7</text:p>
          </table:table-cell>
          <table:table-cell office:value-type="float" office:value="0.384892311331605" calcext:value-type="float">
            <text:p>0.384892311331605</text:p>
          </table:table-cell>
          <table:table-cell office:value-type="float" office:value="0.0026949358450939" calcext:value-type="float">
            <text:p>0.0026949358450939</text:p>
          </table:table-cell>
          <table:table-cell office:value-type="float" office:value="0.611261437833333" calcext:value-type="float">
            <text:p>0.611261437833333</text:p>
          </table:table-cell>
          <table:table-cell office:value-type="float" office:value="0.00314029072017316" calcext:value-type="float">
            <text:p>0.00314029072017316</text:p>
          </table:table-cell>
          <table:table-cell office:value-type="float" office:value="7" calcext:value-type="float">
            <text:p>7</text:p>
          </table:table-cell>
          <table:table-cell office:value-type="float" office:value="0.59967196847643" calcext:value-type="float">
            <text:p>0.59967196847643</text:p>
          </table:table-cell>
          <table:table-cell office:value-type="float" office:value="0.000037836832285351" calcext:value-type="float">
            <text:p>3.7836832285351E-05</text:p>
          </table:table-cell>
          <table:table-cell office:value-type="float" office:value="0.6009367295" calcext:value-type="float">
            <text:p>0.6009367295</text:p>
          </table:table-cell>
          <table:table-cell office:value-type="float" office:value="0.00670053054517552" calcext:value-type="float">
            <text:p>0.00670053054517552</text:p>
          </table:table-cell>
          <table:table-cell office:value-type="float" office:value="5" calcext:value-type="float">
            <text:p>5</text:p>
          </table:table-cell>
          <table:table-cell office:value-type="float" office:value="0.893790442383429" calcext:value-type="float">
            <text:p>0.893790442383429</text:p>
          </table:table-cell>
          <table:table-cell office:value-type="float" office:value="0.000000000335415063358819" calcext:value-type="float">
            <text:p>3.35415063358819E-10</text:p>
          </table:table-cell>
          <table:table-cell office:value-type="float" office:value="0.676733491633333" calcext:value-type="float">
            <text:p>0.676733491633333</text:p>
          </table:table-cell>
        </table:table-row>
        <table:table-row table:style-name="ro1">
          <table:table-cell office:value-type="string" calcext:value-type="string">
            <text:p>glömma</text:p>
          </table:table-cell>
          <table:table-cell office:value-type="float" office:value="169519" calcext:value-type="float">
            <text:p>169519</text:p>
          </table:table-cell>
          <table:table-cell office:value-type="float" office:value="-0.00585107848177504" calcext:value-type="float">
            <text:p>-0.00585107848177504</text:p>
          </table:table-cell>
          <table:table-cell office:value-type="float" office:value="3" calcext:value-type="float">
            <text:p>3</text:p>
          </table:table-cell>
          <table:table-cell office:value-type="float" office:value="0.923794201752806" calcext:value-type="float">
            <text:p>0.923794201752806</text:p>
          </table:table-cell>
          <table:table-cell office:value-type="float" office:value="0.00000000000447980187544597" calcext:value-type="float">
            <text:p>4.47980187544597E-12</text:p>
          </table:table-cell>
          <table:table-cell office:value-type="float" office:value="0.846761970833333" calcext:value-type="float">
            <text:p>0.846761970833333</text:p>
          </table:table-cell>
          <table:table-cell office:value-type="float" office:value="-0.0012960907185715" calcext:value-type="float">
            <text:p>-0.0012960907185715</text:p>
          </table:table-cell>
          <table:table-cell office:value-type="float" office:value="9" calcext:value-type="float">
            <text:p>9</text:p>
          </table:table-cell>
          <table:table-cell office:value-type="float" office:value="0.20495718316053" calcext:value-type="float">
            <text:p>0.20495718316053</text:p>
          </table:table-cell>
          <table:table-cell office:value-type="float" office:value="0.0393224868594415" calcext:value-type="float">
            <text:p>0.0393224868594415</text:p>
          </table:table-cell>
          <table:table-cell office:value-type="float" office:value="0.7759747794" calcext:value-type="float">
            <text:p>0.7759747794</text:p>
          </table:table-cell>
          <table:table-cell office:value-type="float" office:value="-0.00222547269241864" calcext:value-type="float">
            <text:p>-0.00222547269241864</text:p>
          </table:table-cell>
          <table:table-cell office:value-type="float" office:value="6" calcext:value-type="float">
            <text:p>6</text:p>
          </table:table-cell>
          <table:table-cell office:value-type="float" office:value="0.584051055631301" calcext:value-type="float">
            <text:p>0.584051055631301</text:p>
          </table:table-cell>
          <table:table-cell office:value-type="float" office:value="0.0000875030892454946" calcext:value-type="float">
            <text:p>8.75030892454946E-05</text:p>
          </table:table-cell>
          <table:table-cell office:value-type="float" office:value="0.859116788566667" calcext:value-type="float">
            <text:p>0.859116788566667</text:p>
          </table:table-cell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337698" calcext:value-type="float">
            <text:p>337698</text:p>
          </table:table-cell>
          <table:table-cell office:value-type="float" office:value="-0.0000237022200000027" calcext:value-type="float">
            <text:p>-2.37022200000027E-05</text:p>
          </table:table-cell>
          <table:table-cell office:value-type="float" office:value="10" calcext:value-type="float">
            <text:p>10</text:p>
          </table:table-cell>
          <table:table-cell office:value-type="float" office:value="0.00511276143886235" calcext:value-type="float">
            <text:p>0.00511276143886235</text:p>
          </table:table-cell>
          <table:table-cell office:value-type="float" office:value="0.758081859103843" calcext:value-type="float">
            <text:p>0.758081859103843</text:p>
          </table:table-cell>
          <table:table-cell office:value-type="float" office:value="0.9901432542" calcext:value-type="float">
            <text:p>0.9901432542</text:p>
          </table:table-cell>
          <table:table-cell office:value-type="float" office:value="-0.000282364719047635" calcext:value-type="float">
            <text:p>-0.000282364719047635</text:p>
          </table:table-cell>
          <table:table-cell office:value-type="float" office:value="7" calcext:value-type="float">
            <text:p>7</text:p>
          </table:table-cell>
          <table:table-cell office:value-type="float" office:value="0.49444379965582" calcext:value-type="float">
            <text:p>0.49444379965582</text:p>
          </table:table-cell>
          <table:table-cell office:value-type="float" office:value="0.00037705027125869" calcext:value-type="float">
            <text:p>0.00037705027125869</text:p>
          </table:table-cell>
          <table:table-cell office:value-type="float" office:value="0.991861230066667" calcext:value-type="float">
            <text:p>0.991861230066667</text:p>
          </table:table-cell>
          <table:table-cell office:value-type="float" office:value="0.000318304133032579" calcext:value-type="float">
            <text:p>0.000318304133032579</text:p>
          </table:table-cell>
          <table:table-cell office:value-type="float" office:value="7" calcext:value-type="float">
            <text:p>7</text:p>
          </table:table-cell>
          <table:table-cell office:value-type="float" office:value="0.374021403131464" calcext:value-type="float">
            <text:p>0.374021403131464</text:p>
          </table:table-cell>
          <table:table-cell office:value-type="float" office:value="0.00416573115584207" calcext:value-type="float">
            <text:p>0.00416573115584207</text:p>
          </table:table-cell>
          <table:table-cell office:value-type="float" office:value="0.993385945466667" calcext:value-type="float">
            <text:p>0.993385945466667</text:p>
          </table:table-cell>
        </table:table-row>
        <table:table-row table:style-name="ro1">
          <table:table-cell office:value-type="string" calcext:value-type="string">
            <text:p>hota</text:p>
          </table:table-cell>
          <table:table-cell office:value-type="float" office:value="15788" calcext:value-type="float">
            <text:p>15788</text:p>
          </table:table-cell>
          <table:table-cell office:value-type="float" office:value="0.00428587852090918" calcext:value-type="float">
            <text:p>0.00428587852090918</text:p>
          </table:table-cell>
          <table:table-cell office:value-type="float" office:value="10" calcext:value-type="float">
            <text:p>10</text:p>
          </table:table-cell>
          <table:table-cell office:value-type="float" office:value="0.710720824090149" calcext:value-type="float">
            <text:p>0.710720824090149</text:p>
          </table:table-cell>
          <table:table-cell office:value-type="float" office:value="0.00000160485888638442" calcext:value-type="float">
            <text:p>1.60485888638442E-06</text:p>
          </table:table-cell>
          <table:table-cell office:value-type="float" office:value="0.242175602166667" calcext:value-type="float">
            <text:p>0.242175602166667</text:p>
          </table:table-cell>
          <table:table-cell office:value-type="float" office:value="0.00321003290943728" calcext:value-type="float">
            <text:p>0.00321003290943728</text:p>
          </table:table-cell>
          <table:table-cell office:value-type="float" office:value="10" calcext:value-type="float">
            <text:p>10</text:p>
          </table:table-cell>
          <table:table-cell office:value-type="float" office:value="0.514809607384596" calcext:value-type="float">
            <text:p>0.514809607384596</text:p>
          </table:table-cell>
          <table:table-cell office:value-type="float" office:value="0.000250826170016296" calcext:value-type="float">
            <text:p>0.000250826170016296</text:p>
          </table:table-cell>
          <table:table-cell office:value-type="float" office:value="0.250468380566667" calcext:value-type="float">
            <text:p>0.2504683805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as</text:p>
          </table:table-cell>
          <table:table-cell office:value-type="float" office:value="8550" calcext:value-type="float">
            <text:p>8550</text:p>
          </table:table-cell>
          <table:table-cell office:value-type="float" office:value="-0.000599484359393973" calcext:value-type="float">
            <text:p>-0.000599484359393973</text:p>
          </table:table-cell>
          <table:table-cell office:value-type="float" office:value="9" calcext:value-type="float">
            <text:p>9</text:p>
          </table:table-cell>
          <table:table-cell office:value-type="float" office:value="0.255394508337123" calcext:value-type="float">
            <text:p>0.255394508337123</text:p>
          </table:table-cell>
          <table:table-cell office:value-type="float" office:value="0.0194425539124365" calcext:value-type="float">
            <text:p>0.0194425539124365</text:p>
          </table:table-cell>
          <table:table-cell office:value-type="float" office:value="0.981564496166667" calcext:value-type="float">
            <text:p>0.981564496166667</text:p>
          </table:table-cell>
          <table:table-cell office:value-type="float" office:value="-0.000350139422684012" calcext:value-type="float">
            <text:p>-0.000350139422684012</text:p>
          </table:table-cell>
          <table:table-cell office:value-type="float" office:value="9" calcext:value-type="float">
            <text:p>9</text:p>
          </table:table-cell>
          <table:table-cell office:value-type="float" office:value="0.075951495804306" calcext:value-type="float">
            <text:p>0.075951495804306</text:p>
          </table:table-cell>
          <table:table-cell office:value-type="float" office:value="0.22659300443555" calcext:value-type="float">
            <text:p>0.22659300443555</text:p>
          </table:table-cell>
          <table:table-cell office:value-type="float" office:value="0.9817989946" calcext:value-type="float">
            <text:p>0.9817989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mma</text:p>
          </table:table-cell>
          <table:table-cell office:value-type="float" office:value="5854724" calcext:value-type="float">
            <text:p>5854724</text:p>
          </table:table-cell>
          <table:table-cell office:value-type="float" office:value="0.00741322236134196" calcext:value-type="float">
            <text:p>0.00741322236134196</text:p>
          </table:table-cell>
          <table:table-cell office:value-type="float" office:value="5" calcext:value-type="float">
            <text:p>5</text:p>
          </table:table-cell>
          <table:table-cell office:value-type="float" office:value="0.53865502774779" calcext:value-type="float">
            <text:p>0.53865502774779</text:p>
          </table:table-cell>
          <table:table-cell office:value-type="float" office:value="0.000152449356937742" calcext:value-type="float">
            <text:p>0.000152449356937742</text:p>
          </table:table-cell>
          <table:table-cell office:value-type="float" office:value="0.664175029466667" calcext:value-type="float">
            <text:p>0.664175029466667</text:p>
          </table:table-cell>
          <table:table-cell office:value-type="float" office:value="0.00640183422731597" calcext:value-type="float">
            <text:p>0.00640183422731597</text:p>
          </table:table-cell>
          <table:table-cell office:value-type="float" office:value="5" calcext:value-type="float">
            <text:p>5</text:p>
          </table:table-cell>
          <table:table-cell office:value-type="float" office:value="0.451719677931476" calcext:value-type="float">
            <text:p>0.451719677931476</text:p>
          </table:table-cell>
          <table:table-cell office:value-type="float" office:value="0.000846258611019978" calcext:value-type="float">
            <text:p>0.000846258611019978</text:p>
          </table:table-cell>
          <table:table-cell office:value-type="float" office:value="0.665563581033333" calcext:value-type="float">
            <text:p>0.665563581033333</text:p>
          </table:table-cell>
          <table:table-cell office:value-type="float" office:value="0.0103561337235339" calcext:value-type="float">
            <text:p>0.0103561337235339</text:p>
          </table:table-cell>
          <table:table-cell office:value-type="float" office:value="6" calcext:value-type="float">
            <text:p>6</text:p>
          </table:table-cell>
          <table:table-cell office:value-type="float" office:value="0.672994864912862" calcext:value-type="float">
            <text:p>0.672994864912862</text:p>
          </table:table-cell>
          <table:table-cell office:value-type="float" office:value="0.0000094456240606329" calcext:value-type="float">
            <text:p>9.4456240606329E-06</text:p>
          </table:table-cell>
          <table:table-cell office:value-type="float" office:value="0.694567487933333" calcext:value-type="float">
            <text:p>0.694567487933333</text:p>
          </table:table-cell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38336" calcext:value-type="float">
            <text:p>38336</text:p>
          </table:table-cell>
          <table:table-cell office:value-type="float" office:value="0.0000219789944588888" calcext:value-type="float">
            <text:p>2.19789944588888E-05</text:p>
          </table:table-cell>
          <table:table-cell office:value-type="float" office:value="12" calcext:value-type="float">
            <text:p>12</text:p>
          </table:table-cell>
          <table:table-cell office:value-type="float" office:value="0.00518772254905299" calcext:value-type="float">
            <text:p>0.00518772254905299</text:p>
          </table:table-cell>
          <table:table-cell office:value-type="float" office:value="0.75636616809368" calcext:value-type="float">
            <text:p>0.75636616809368</text:p>
          </table:table-cell>
          <table:table-cell office:value-type="float" office:value="0.98990734985" calcext:value-type="float">
            <text:p>0.98990734985</text:p>
          </table:table-cell>
          <table:table-cell office:value-type="float" office:value="-0.000144727180389608" calcext:value-type="float">
            <text:p>-0.000144727180389608</text:p>
          </table:table-cell>
          <table:table-cell office:value-type="float" office:value="10" calcext:value-type="float">
            <text:p>10</text:p>
          </table:table-cell>
          <table:table-cell office:value-type="float" office:value="0.142843610732839" calcext:value-type="float">
            <text:p>0.142843610732839</text:p>
          </table:table-cell>
          <table:table-cell office:value-type="float" office:value="0.091173930905439" calcext:value-type="float">
            <text:p>0.091173930905439</text:p>
          </table:table-cell>
          <table:table-cell office:value-type="float" office:value="0.99429657795" calcext:value-type="float">
            <text:p>0.99429657795</text:p>
          </table:table-cell>
          <table:table-cell office:value-type="float" office:value="0.000317718530288235" calcext:value-type="float">
            <text:p>0.000317718530288235</text:p>
          </table:table-cell>
          <table:table-cell office:value-type="float" office:value="9" calcext:value-type="float">
            <text:p>9</text:p>
          </table:table-cell>
          <table:table-cell office:value-type="float" office:value="0.276634679312402" calcext:value-type="float">
            <text:p>0.276634679312402</text:p>
          </table:table-cell>
          <table:table-cell office:value-type="float" office:value="0.0172193318330829" calcext:value-type="float">
            <text:p>0.0172193318330829</text:p>
          </table:table-cell>
          <table:table-cell office:value-type="float" office:value="0.990515213466667" calcext:value-type="float">
            <text:p>0.990515213466667</text:p>
          </table:table-cell>
        </table:table-row>
        <table:table-row table:style-name="ro1">
          <table:table-cell office:value-type="string" calcext:value-type="string">
            <text:p>lova</text:p>
          </table:table-cell>
          <table:table-cell office:value-type="float" office:value="47876" calcext:value-type="float">
            <text:p>47876</text:p>
          </table:table-cell>
          <table:table-cell office:value-type="float" office:value="0.00469692258004338" calcext:value-type="float">
            <text:p>0.00469692258004338</text:p>
          </table:table-cell>
          <table:table-cell office:value-type="float" office:value="6" calcext:value-type="float">
            <text:p>6</text:p>
          </table:table-cell>
          <table:table-cell office:value-type="float" office:value="0.910712749064618" calcext:value-type="float">
            <text:p>0.910712749064618</text:p>
          </table:table-cell>
          <table:table-cell office:value-type="float" office:value="0.0000000000203073764017979" calcext:value-type="float">
            <text:p>2.03073764017979E-11</text:p>
          </table:table-cell>
          <table:table-cell office:value-type="float" office:value="0.1935826282" calcext:value-type="float">
            <text:p>0.1935826282</text:p>
          </table:table-cell>
          <table:table-cell office:value-type="float" office:value="0.00619187085575767" calcext:value-type="float">
            <text:p>0.00619187085575767</text:p>
          </table:table-cell>
          <table:table-cell office:value-type="float" office:value="5" calcext:value-type="float">
            <text:p>5</text:p>
          </table:table-cell>
          <table:table-cell office:value-type="float" office:value="0.932416619733798" calcext:value-type="float">
            <text:p>0.932416619733798</text:p>
          </table:table-cell>
          <table:table-cell office:value-type="float" office:value="0.00000000000142573259189728" calcext:value-type="float">
            <text:p>1.42573259189728E-12</text:p>
          </table:table-cell>
          <table:table-cell office:value-type="float" office:value="0.194408542233333" calcext:value-type="float">
            <text:p>0.194408542233333</text:p>
          </table:table-cell>
          <table:table-cell office:value-type="float" office:value="0.00154867430174189" calcext:value-type="float">
            <text:p>0.00154867430174189</text:p>
          </table:table-cell>
          <table:table-cell office:value-type="float" office:value="8" calcext:value-type="float">
            <text:p>8</text:p>
          </table:table-cell>
          <table:table-cell office:value-type="float" office:value="0.5698745201491" calcext:value-type="float">
            <text:p>0.5698745201491</text:p>
          </table:table-cell>
          <table:table-cell office:value-type="float" office:value="0.00011955150334131" calcext:value-type="float">
            <text:p>0.00011955150334131</text:p>
          </table:table-cell>
          <table:table-cell office:value-type="float" office:value="0.15209512025" calcext:value-type="float">
            <text:p>0.15209512025</text:p>
          </table:table-cell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480402" calcext:value-type="float">
            <text:p>480402</text:p>
          </table:table-cell>
          <table:table-cell office:value-type="float" office:value="-0.00000436968264070486" calcext:value-type="float">
            <text:p>-4.36968264070486E-06</text:p>
          </table:table-cell>
          <table:table-cell office:value-type="float" office:value="8" calcext:value-type="float">
            <text:p>8</text:p>
          </table:table-cell>
          <table:table-cell office:value-type="float" office:value="0.000279648159433377" calcext:value-type="float">
            <text:p>0.000279648159433377</text:p>
          </table:table-cell>
          <table:table-cell office:value-type="float" office:value="0.942645559714455" calcext:value-type="float">
            <text:p>0.942645559714455</text:p>
          </table:table-cell>
          <table:table-cell office:value-type="float" office:value="0.988073504166667" calcext:value-type="float">
            <text:p>0.988073504166667</text:p>
          </table:table-cell>
          <table:table-cell office:value-type="float" office:value="-0.0000869049154978359" calcext:value-type="float">
            <text:p>-8.69049154978359E-05</text:p>
          </table:table-cell>
          <table:table-cell office:value-type="float" office:value="9" calcext:value-type="float">
            <text:p>9</text:p>
          </table:table-cell>
          <table:table-cell office:value-type="float" office:value="0.198312526913703" calcext:value-type="float">
            <text:p>0.198312526913703</text:p>
          </table:table-cell>
          <table:table-cell office:value-type="float" office:value="0.0430688939628309" calcext:value-type="float">
            <text:p>0.0430688939628309</text:p>
          </table:table-cell>
          <table:table-cell office:value-type="float" office:value="0.987692149166667" calcext:value-type="float">
            <text:p>0.987692149166667</text:p>
          </table:table-cell>
          <table:table-cell office:value-type="float" office:value="0.000314287699147876" calcext:value-type="float">
            <text:p>0.000314287699147876</text:p>
          </table:table-cell>
          <table:table-cell office:value-type="float" office:value="5" calcext:value-type="float">
            <text:p>5</text:p>
          </table:table-cell>
          <table:table-cell office:value-type="float" office:value="0.515759379654272" calcext:value-type="float">
            <text:p>0.515759379654272</text:p>
          </table:table-cell>
          <table:table-cell office:value-type="float" office:value="0.000362261710304468" calcext:value-type="float">
            <text:p>0.000362261710304468</text:p>
          </table:table-cell>
          <table:table-cell office:value-type="float" office:value="0.990533201766667" calcext:value-type="float">
            <text:p>0.990533201766667</text:p>
          </table:table-cell>
        </table:table-row>
        <table:table-row table:style-name="ro1">
          <table:table-cell office:value-type="string" calcext:value-type="string">
            <text:p>orka</text:p>
          </table:table-cell>
          <table:table-cell office:value-type="float" office:value="405463" calcext:value-type="float">
            <text:p>405463</text:p>
          </table:table-cell>
          <table:table-cell office:value-type="float" office:value="-0.000154142557402621" calcext:value-type="float">
            <text:p>-0.000154142557402621</text:p>
          </table:table-cell>
          <table:table-cell office:value-type="float" office:value="8" calcext:value-type="float">
            <text:p>8</text:p>
          </table:table-cell>
          <table:table-cell office:value-type="float" office:value="0.491445063850543" calcext:value-type="float">
            <text:p>0.491445063850543</text:p>
          </table:table-cell>
          <table:table-cell office:value-type="float" office:value="0.00039986067267194" calcext:value-type="float">
            <text:p>0.00039986067267194</text:p>
          </table:table-cell>
          <table:table-cell office:value-type="float" office:value="0.989665856966667" calcext:value-type="float">
            <text:p>0.989665856966667</text:p>
          </table:table-cell>
          <table:table-cell office:value-type="float" office:value="-0.000343487221688318" calcext:value-type="float">
            <text:p>-0.000343487221688318</text:p>
          </table:table-cell>
          <table:table-cell office:value-type="float" office:value="3" calcext:value-type="float">
            <text:p>3</text:p>
          </table:table-cell>
          <table:table-cell office:value-type="float" office:value="0.884537620540635" calcext:value-type="float">
            <text:p>0.884537620540635</text:p>
          </table:table-cell>
          <table:table-cell office:value-type="float" office:value="0.000000000236600269035143" calcext:value-type="float">
            <text:p>2.36600269035143E-10</text:p>
          </table:table-cell>
          <table:table-cell office:value-type="float" office:value="0.99308998635" calcext:value-type="float">
            <text:p>0.99308998635</text:p>
          </table:table-cell>
          <table:table-cell office:value-type="float" office:value="-0.0000621983490476076" calcext:value-type="float">
            <text:p>-6.21983490476076E-05</text:p>
          </table:table-cell>
          <table:table-cell office:value-type="float" office:value="11" calcext:value-type="float">
            <text:p>11</text:p>
          </table:table-cell>
          <table:table-cell office:value-type="float" office:value="0.0500314270514064" calcext:value-type="float">
            <text:p>0.0500314270514064</text:p>
          </table:table-cell>
          <table:table-cell office:value-type="float" office:value="0.343133986889208" calcext:value-type="float">
            <text:p>0.343133986889208</text:p>
          </table:table-cell>
          <table:table-cell office:value-type="float" office:value="0.990444281066667" calcext:value-type="float">
            <text:p>0.990444281066667</text:p>
          </table:table-cell>
        </table:table-row>
        <table:table-row table:style-name="ro1">
          <table:table-cell office:value-type="string" calcext:value-type="string">
            <text:p>planera</text:p>
          </table:table-cell>
          <table:table-cell office:value-type="float" office:value="87372" calcext:value-type="float">
            <text:p>87372</text:p>
          </table:table-cell>
          <table:table-cell office:value-type="float" office:value="0.0027954471980953" calcext:value-type="float">
            <text:p>0.0027954471980953</text:p>
          </table:table-cell>
          <table:table-cell office:value-type="float" office:value="8" calcext:value-type="float">
            <text:p>8</text:p>
          </table:table-cell>
          <table:table-cell office:value-type="float" office:value="0.685828586871772" calcext:value-type="float">
            <text:p>0.685828586871772</text:p>
          </table:table-cell>
          <table:table-cell office:value-type="float" office:value="0.00000357091411183197" calcext:value-type="float">
            <text:p>3.57091411183197E-06</text:p>
          </table:table-cell>
          <table:table-cell office:value-type="float" office:value="0.126735476333333" calcext:value-type="float">
            <text:p>0.126735476333333</text:p>
          </table:table-cell>
          <table:table-cell office:value-type="float" office:value="0.00310130935783559" calcext:value-type="float">
            <text:p>0.00310130935783559</text:p>
          </table:table-cell>
          <table:table-cell office:value-type="float" office:value="7" calcext:value-type="float">
            <text:p>7</text:p>
          </table:table-cell>
          <table:table-cell office:value-type="float" office:value="0.662942870036573" calcext:value-type="float">
            <text:p>0.662942870036573</text:p>
          </table:table-cell>
          <table:table-cell office:value-type="float" office:value="0.00000706809910834238" calcext:value-type="float">
            <text:p>7.06809910834238E-06</text:p>
          </table:table-cell>
          <table:table-cell office:value-type="float" office:value="0.131265558533333" calcext:value-type="float">
            <text:p>0.131265558533333</text:p>
          </table:table-cell>
          <table:table-cell office:value-type="float" office:value="0.00139747629017546" calcext:value-type="float">
            <text:p>0.00139747629017546</text:p>
          </table:table-cell>
          <table:table-cell office:value-type="float" office:value="8" calcext:value-type="float">
            <text:p>8</text:p>
          </table:table-cell>
          <table:table-cell office:value-type="float" office:value="0.386249534795652" calcext:value-type="float">
            <text:p>0.386249534795652</text:p>
          </table:table-cell>
          <table:table-cell office:value-type="float" office:value="0.00344332265563621" calcext:value-type="float">
            <text:p>0.00344332265563621</text:p>
          </table:table-cell>
          <table:table-cell office:value-type="float" office:value="0.1197300737" calcext:value-type="float">
            <text:p>0.1197300737</text:p>
          </table:table-cell>
        </table:table-row>
        <table:table-row table:style-name="ro1">
          <table:table-cell office:value-type="string" calcext:value-type="string">
            <text:p>råka</text:p>
          </table:table-cell>
          <table:table-cell office:value-type="float" office:value="327483" calcext:value-type="float">
            <text:p>327483</text:p>
          </table:table-cell>
          <table:table-cell office:value-type="float" office:value="-0.0000538918560606277" calcext:value-type="float">
            <text:p>-5.38918560606277E-05</text:p>
          </table:table-cell>
          <table:table-cell office:value-type="float" office:value="7" calcext:value-type="float">
            <text:p>7</text:p>
          </table:table-cell>
          <table:table-cell office:value-type="float" office:value="0.488223014238629" calcext:value-type="float">
            <text:p>0.488223014238629</text:p>
          </table:table-cell>
          <table:table-cell office:value-type="float" office:value="0.000425759696419298" calcext:value-type="float">
            <text:p>0.000425759696419298</text:p>
          </table:table-cell>
          <table:table-cell office:value-type="float" office:value="0.999430408166667" calcext:value-type="float">
            <text:p>0.999430408166667</text:p>
          </table:table-cell>
          <table:table-cell office:value-type="float" office:value="-0.00006766485082253" calcext:value-type="float">
            <text:p>-6.766485082253E-05</text:p>
          </table:table-cell>
          <table:table-cell office:value-type="float" office:value="7" calcext:value-type="float">
            <text:p>7</text:p>
          </table:table-cell>
          <table:table-cell office:value-type="float" office:value="0.596204582577484" calcext:value-type="float">
            <text:p>0.596204582577484</text:p>
          </table:table-cell>
          <table:table-cell office:value-type="float" office:value="0.0000411698010920288" calcext:value-type="float">
            <text:p>4.11698010920288E-05</text:p>
          </table:table-cell>
          <table:table-cell office:value-type="float" office:value="0.999394323733333" calcext:value-type="float">
            <text:p>0.999394323733333</text:p>
          </table:table-cell>
          <table:table-cell office:value-type="float" office:value="-0.0000134512917794476" calcext:value-type="float">
            <text:p>-1.34512917794476E-05</text:p>
          </table:table-cell>
          <table:table-cell office:value-type="float" office:value="8" calcext:value-type="float">
            <text:p>8</text:p>
          </table:table-cell>
          <table:table-cell office:value-type="float" office:value="0.0395760968753955" calcext:value-type="float">
            <text:p>0.0395760968753955</text:p>
          </table:table-cell>
          <table:table-cell office:value-type="float" office:value="0.400436560785672" calcext:value-type="float">
            <text:p>0.400436560785672</text:p>
          </table:table-cell>
          <table:table-cell office:value-type="float" office:value="0.9997122578" calcext:value-type="float">
            <text:p>0.9997122578</text:p>
          </table:table-cell>
        </table:table-row>
        <table:table-row table:style-name="ro1">
          <table:table-cell office:value-type="string" calcext:value-type="string">
            <text:p>riskera</text:p>
          </table:table-cell>
          <table:table-cell office:value-type="float" office:value="97341" calcext:value-type="float">
            <text:p>97341</text:p>
          </table:table-cell>
          <table:table-cell office:value-type="float" office:value="0.00470311993675338" calcext:value-type="float">
            <text:p>0.00470311993675338</text:p>
          </table:table-cell>
          <table:table-cell office:value-type="float" office:value="6" calcext:value-type="float">
            <text:p>6</text:p>
          </table:table-cell>
          <table:table-cell office:value-type="float" office:value="0.803707469212603" calcext:value-type="float">
            <text:p>0.803707469212603</text:p>
          </table:table-cell>
          <table:table-cell office:value-type="float" office:value="0.0000000381911825556711" calcext:value-type="float">
            <text:p>3.81911825556711E-08</text:p>
          </table:table-cell>
          <table:table-cell office:value-type="float" office:value="0.186585303966667" calcext:value-type="float">
            <text:p>0.186585303966667</text:p>
          </table:table-cell>
          <table:table-cell office:value-type="float" office:value="0.00486289198614731" calcext:value-type="float">
            <text:p>0.00486289198614731</text:p>
          </table:table-cell>
          <table:table-cell office:value-type="float" office:value="7" calcext:value-type="float">
            <text:p>7</text:p>
          </table:table-cell>
          <table:table-cell office:value-type="float" office:value="0.771819945413847" calcext:value-type="float">
            <text:p>0.771819945413847</text:p>
          </table:table-cell>
          <table:table-cell office:value-type="float" office:value="0.000000162480001121025" calcext:value-type="float">
            <text:p>1.62480001121025E-07</text:p>
          </table:table-cell>
          <table:table-cell office:value-type="float" office:value="0.190972578" calcext:value-type="float">
            <text:p>0.190972578</text:p>
          </table:table-cell>
          <table:table-cell office:value-type="float" office:value="0.00182461201159155" calcext:value-type="float">
            <text:p>0.00182461201159155</text:p>
          </table:table-cell>
          <table:table-cell office:value-type="float" office:value="8" calcext:value-type="float">
            <text:p>8</text:p>
          </table:table-cell>
          <table:table-cell office:value-type="float" office:value="0.578543330275796" calcext:value-type="float">
            <text:p>0.578543330275796</text:p>
          </table:table-cell>
          <table:table-cell office:value-type="float" office:value="0.0000988985598006985" calcext:value-type="float">
            <text:p>9.88985598006985E-05</text:p>
          </table:table-cell>
          <table:table-cell office:value-type="float" office:value="0.141975832" calcext:value-type="float">
            <text:p>0.141975832</text:p>
          </table:table-cell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360801" calcext:value-type="float">
            <text:p>360801</text:p>
          </table:table-cell>
          <table:table-cell office:value-type="float" office:value="-0.000166254565151541" calcext:value-type="float">
            <text:p>-0.000166254565151541</text:p>
          </table:table-cell>
          <table:table-cell office:value-type="float" office:value="9" calcext:value-type="float">
            <text:p>9</text:p>
          </table:table-cell>
          <table:table-cell office:value-type="float" office:value="0.105381962004941" calcext:value-type="float">
            <text:p>0.105381962004941</text:p>
          </table:table-cell>
          <table:table-cell office:value-type="float" office:value="0.151071529295734" calcext:value-type="float">
            <text:p>0.151071529295734</text:p>
          </table:table-cell>
          <table:table-cell office:value-type="float" office:value="0.975452016733333" calcext:value-type="float">
            <text:p>0.975452016733333</text:p>
          </table:table-cell>
          <table:table-cell office:value-type="float" office:value="0.000206667712857127" calcext:value-type="float">
            <text:p>0.000206667712857127</text:p>
          </table:table-cell>
          <table:table-cell office:value-type="float" office:value="7" calcext:value-type="float">
            <text:p>7</text:p>
          </table:table-cell>
          <table:table-cell office:value-type="float" office:value="0.207036091809704" calcext:value-type="float">
            <text:p>0.207036091809704</text:p>
          </table:table-cell>
          <table:table-cell office:value-type="float" office:value="0.0382159046249332" calcext:value-type="float">
            <text:p>0.0382159046249332</text:p>
          </table:table-cell>
          <table:table-cell office:value-type="float" office:value="0.970028802833333" calcext:value-type="float">
            <text:p>0.970028802833333</text:p>
          </table:table-cell>
          <table:table-cell office:value-type="float" office:value="0.000068334520325816" calcext:value-type="float">
            <text:p>6.8334520325816E-05</text:p>
          </table:table-cell>
          <table:table-cell office:value-type="float" office:value="9" calcext:value-type="float">
            <text:p>9</text:p>
          </table:table-cell>
          <table:table-cell office:value-type="float" office:value="0.0118976840920666" calcext:value-type="float">
            <text:p>0.0118976840920666</text:p>
          </table:table-cell>
          <table:table-cell office:value-type="float" office:value="0.647120897599075" calcext:value-type="float">
            <text:p>0.647120897599075</text:p>
          </table:table-cell>
          <table:table-cell office:value-type="float" office:value="0.9799406949" calcext:value-type="float">
            <text:p>0.9799406949</text:p>
          </table:table-cell>
        </table:table-row>
        <table:table-row table:style-name="ro1">
          <table:table-cell office:value-type="string" calcext:value-type="string">
            <text:p>sluta</text:p>
          </table:table-cell>
          <table:table-cell office:value-type="float" office:value="335409" calcext:value-type="float">
            <text:p>335409</text:p>
          </table:table-cell>
          <table:table-cell office:value-type="float" office:value="-0.000864205201298738" calcext:value-type="float">
            <text:p>-0.000864205201298738</text:p>
          </table:table-cell>
          <table:table-cell office:value-type="float" office:value="11" calcext:value-type="float">
            <text:p>11</text:p>
          </table:table-cell>
          <table:table-cell office:value-type="float" office:value="0.430911470905483" calcext:value-type="float">
            <text:p>0.430911470905483</text:p>
          </table:table-cell>
          <table:table-cell office:value-type="float" office:value="0.00122930293208779" calcext:value-type="float">
            <text:p>0.00122930293208779</text:p>
          </table:table-cell>
          <table:table-cell office:value-type="float" office:value="0.927245838433333" calcext:value-type="float">
            <text:p>0.927245838433333</text:p>
          </table:table-cell>
          <table:table-cell office:value-type="float" office:value="0.000319161395584403" calcext:value-type="float">
            <text:p>0.000319161395584403</text:p>
          </table:table-cell>
          <table:table-cell office:value-type="float" office:value="7" calcext:value-type="float">
            <text:p>7</text:p>
          </table:table-cell>
          <table:table-cell office:value-type="float" office:value="0.0625653903258541" calcext:value-type="float">
            <text:p>0.0625653903258541</text:p>
          </table:table-cell>
          <table:table-cell office:value-type="float" office:value="0.274150192390087" calcext:value-type="float">
            <text:p>0.274150192390087</text:p>
          </table:table-cell>
          <table:table-cell office:value-type="float" office:value="0.909710212766667" calcext:value-type="float">
            <text:p>0.909710212766667</text:p>
          </table:table-cell>
          <table:table-cell office:value-type="float" office:value="0.000557612784523827" calcext:value-type="float">
            <text:p>0.000557612784523827</text:p>
          </table:table-cell>
          <table:table-cell office:value-type="float" office:value="6" calcext:value-type="float">
            <text:p>6</text:p>
          </table:table-cell>
          <table:table-cell office:value-type="float" office:value="0.349132794179485" calcext:value-type="float">
            <text:p>0.349132794179485</text:p>
          </table:table-cell>
          <table:table-cell office:value-type="float" office:value="0.00608120300800688" calcext:value-type="float">
            <text:p>0.00608120300800688</text:p>
          </table:table-cell>
          <table:table-cell office:value-type="float" office:value="0.93890039" calcext:value-type="float">
            <text:p>0.93890039</text:p>
          </table:table-cell>
        </table:table-row>
        <table:table-row table:style-name="ro1">
          <table:table-cell office:value-type="string" calcext:value-type="string">
            <text:p>tendera</text:p>
          </table:table-cell>
          <table:table-cell office:value-type="float" office:value="54762" calcext:value-type="float">
            <text:p>54762</text:p>
          </table:table-cell>
          <table:table-cell office:value-type="float" office:value="0.00265122554571434" calcext:value-type="float">
            <text:p>0.00265122554571434</text:p>
          </table:table-cell>
          <table:table-cell office:value-type="float" office:value="6" calcext:value-type="float">
            <text:p>6</text:p>
          </table:table-cell>
          <table:table-cell office:value-type="float" office:value="0.808368550269403" calcext:value-type="float">
            <text:p>0.808368550269403</text:p>
          </table:table-cell>
          <table:table-cell office:value-type="float" office:value="0.0000000303177699017172" calcext:value-type="float">
            <text:p>3.03177699017172E-08</text:p>
          </table:table-cell>
          <table:table-cell office:value-type="float" office:value="0.0992939950666667" calcext:value-type="float">
            <text:p>0.0992939950666667</text:p>
          </table:table-cell>
          <table:table-cell office:value-type="float" office:value="0.00318496230337668" calcext:value-type="float">
            <text:p>0.00318496230337668</text:p>
          </table:table-cell>
          <table:table-cell office:value-type="float" office:value="8" calcext:value-type="float">
            <text:p>8</text:p>
          </table:table-cell>
          <table:table-cell office:value-type="float" office:value="0.793796863734435" calcext:value-type="float">
            <text:p>0.793796863734435</text:p>
          </table:table-cell>
          <table:table-cell office:value-type="float" office:value="0.0000000613156638645767" calcext:value-type="float">
            <text:p>6.13156638645767E-08</text:p>
          </table:table-cell>
          <table:table-cell office:value-type="float" office:value="0.103178760066667" calcext:value-type="float">
            <text:p>0.103178760066667</text:p>
          </table:table-cell>
          <table:table-cell office:value-type="float" office:value="0.00169922872694242" calcext:value-type="float">
            <text:p>0.00169922872694242</text:p>
          </table:table-cell>
          <table:table-cell office:value-type="float" office:value="7" calcext:value-type="float">
            <text:p>7</text:p>
          </table:table-cell>
          <table:table-cell office:value-type="float" office:value="0.553794988197662" calcext:value-type="float">
            <text:p>0.553794988197662</text:p>
          </table:table-cell>
          <table:table-cell office:value-type="float" office:value="0.000168373574763317" calcext:value-type="float">
            <text:p>0.000168373574763317</text:p>
          </table:table-cell>
          <table:table-cell office:value-type="float" office:value="0.105373746166667" calcext:value-type="float">
            <text:p>0.105373746166667</text:p>
          </table:table-cell>
        </table:table-row>
        <table:table-row table:style-name="ro1">
          <table:table-cell office:value-type="string" calcext:value-type="string">
            <text:p>torde</text:p>
          </table:table-cell>
          <table:table-cell office:value-type="float" office:value="64339" calcext:value-type="float">
            <text:p>64339</text:p>
          </table:table-cell>
          <table:table-cell office:value-type="float" office:value="-0.0000112797712121299" calcext:value-type="float">
            <text:p>-1.12797712121299E-05</text:p>
          </table:table-cell>
          <table:table-cell office:value-type="float" office:value="6" calcext:value-type="float">
            <text:p>6</text:p>
          </table:table-cell>
          <table:table-cell office:value-type="float" office:value="0.227607754794642" calcext:value-type="float">
            <text:p>0.227607754794642</text:p>
          </table:table-cell>
          <table:table-cell office:value-type="float" office:value="0.0287524356576437" calcext:value-type="float">
            <text:p>0.0287524356576437</text:p>
          </table:table-cell>
          <table:table-cell office:value-type="float" office:value="1" calcext:value-type="float">
            <text:p>1</text:p>
          </table:table-cell>
          <table:table-cell office:value-type="float" office:value="-0.0000107798020779358" calcext:value-type="float">
            <text:p>-1.07798020779358E-05</text:p>
          </table:table-cell>
          <table:table-cell office:value-type="float" office:value="7" calcext:value-type="float">
            <text:p>7</text:p>
          </table:table-cell>
          <table:table-cell office:value-type="float" office:value="0.191958764364674" calcext:value-type="float">
            <text:p>0.191958764364674</text:p>
          </table:table-cell>
          <table:table-cell office:value-type="float" office:value="0.0469701682037877" calcext:value-type="float">
            <text:p>0.0469701682037877</text:p>
          </table:table-cell>
          <table:table-cell office:value-type="float" office:value="1" calcext:value-type="float">
            <text:p>1</text:p>
          </table:table-cell>
          <table:table-cell office:value-type="float" office:value="-4.25577283413777E-017" calcext:value-type="float">
            <text:p>-4.25577283413777E-17</text:p>
          </table:table-cell>
          <table:table-cell office:value-type="float" office:value="0" calcext:value-type="float">
            <text:p>0</text:p>
          </table:table-cell>
          <table:table-cell office:value-type="float" office:value="0.504945717732198" calcext:value-type="float">
            <text:p>0.504945717732198</text:p>
          </table:table-cell>
          <table:table-cell office:value-type="float" office:value="0.100365621947329" calcext:value-type="float">
            <text:p>0.100365621947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åga</text:p>
          </table:table-cell>
          <table:table-cell office:value-type="float" office:value="377924" calcext:value-type="float">
            <text:p>377924</text:p>
          </table:table-cell>
          <table:table-cell office:value-type="float" office:value="-0.0000938793448051981" calcext:value-type="float">
            <text:p>-9.38793448051981E-05</text:p>
          </table:table-cell>
          <table:table-cell office:value-type="float" office:value="8" calcext:value-type="float">
            <text:p>8</text:p>
          </table:table-cell>
          <table:table-cell office:value-type="float" office:value="0.642441764931862" calcext:value-type="float">
            <text:p>0.642441764931862</text:p>
          </table:table-cell>
          <table:table-cell office:value-type="float" office:value="0.0000125556036392612" calcext:value-type="float">
            <text:p>1.25556036392612E-05</text:p>
          </table:table-cell>
          <table:table-cell office:value-type="float" office:value="0.9944495783" calcext:value-type="float">
            <text:p>0.9944495783</text:p>
          </table:table-cell>
          <table:table-cell office:value-type="float" office:value="-0.0000585182085281409" calcext:value-type="float">
            <text:p>-5.85182085281409E-05</text:p>
          </table:table-cell>
          <table:table-cell office:value-type="float" office:value="7" calcext:value-type="float">
            <text:p>7</text:p>
          </table:table-cell>
          <table:table-cell office:value-type="float" office:value="0.28103474024061" calcext:value-type="float">
            <text:p>0.28103474024061</text:p>
          </table:table-cell>
          <table:table-cell office:value-type="float" office:value="0.0134367533473924" calcext:value-type="float">
            <text:p>0.0134367533473924</text:p>
          </table:table-cell>
          <table:table-cell office:value-type="float" office:value="0.99429434885" calcext:value-type="float">
            <text:p>0.99429434885</text:p>
          </table:table-cell>
          <table:table-cell office:value-type="float" office:value="0.0000211058500000162" calcext:value-type="float">
            <text:p>2.11058500000162E-05</text:p>
          </table:table-cell>
          <table:table-cell office:value-type="float" office:value="10" calcext:value-type="float">
            <text:p>10</text:p>
          </table:table-cell>
          <table:table-cell office:value-type="float" office:value="0.0534036334063647" calcext:value-type="float">
            <text:p>0.0534036334063647</text:p>
          </table:table-cell>
          <table:table-cell office:value-type="float" office:value="0.326945036653593" calcext:value-type="float">
            <text:p>0.326945036653593</text:p>
          </table:table-cell>
          <table:table-cell office:value-type="float" office:value="0.995527993666667" calcext:value-type="float">
            <text:p>0.995527993666667</text:p>
          </table:table-cell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403748" calcext:value-type="float">
            <text:p>403748</text:p>
          </table:table-cell>
          <table:table-cell office:value-type="float" office:value="0.000533964055281358" calcext:value-type="float">
            <text:p>0.000533964055281358</text:p>
          </table:table-cell>
          <table:table-cell office:value-type="float" office:value="8" calcext:value-type="float">
            <text:p>8</text:p>
          </table:table-cell>
          <table:table-cell office:value-type="float" office:value="0.0892161550393791" calcext:value-type="float">
            <text:p>0.0892161550393791</text:p>
          </table:table-cell>
          <table:table-cell office:value-type="float" office:value="0.188434809161946" calcext:value-type="float">
            <text:p>0.188434809161946</text:p>
          </table:table-cell>
          <table:table-cell office:value-type="float" office:value="0.843178017733333" calcext:value-type="float">
            <text:p>0.843178017733333</text:p>
          </table:table-cell>
          <table:table-cell office:value-type="float" office:value="0.00117297333229437" calcext:value-type="float">
            <text:p>0.00117297333229437</text:p>
          </table:table-cell>
          <table:table-cell office:value-type="float" office:value="4" calcext:value-type="float">
            <text:p>4</text:p>
          </table:table-cell>
          <table:table-cell office:value-type="float" office:value="0.480728412493515" calcext:value-type="float">
            <text:p>0.480728412493515</text:p>
          </table:table-cell>
          <table:table-cell office:value-type="float" office:value="0.000491994590795443" calcext:value-type="float">
            <text:p>0.000491994590795443</text:p>
          </table:table-cell>
          <table:table-cell office:value-type="float" office:value="0.82924401415" calcext:value-type="float">
            <text:p>0.82924401415</text:p>
          </table:table-cell>
          <table:table-cell office:value-type="float" office:value="0.0029834700466792" calcext:value-type="float">
            <text:p>0.0029834700466792</text:p>
          </table:table-cell>
          <table:table-cell office:value-type="float" office:value="6" calcext:value-type="float">
            <text:p>6</text:p>
          </table:table-cell>
          <table:table-cell office:value-type="float" office:value="0.735483436087022" calcext:value-type="float">
            <text:p>0.735483436087022</text:p>
          </table:table-cell>
          <table:table-cell office:value-type="float" office:value="0.000001347556108511" calcext:value-type="float">
            <text:p>1.347556108511E-06</text:p>
          </table:table-cell>
          <table:table-cell office:value-type="float" office:value="0.873216947" calcext:value-type="float">
            <text:p>0.873216947</text:p>
          </table:table-cell>
        </table:table-row>
      </table:table>
      <table:named-expressions/>
      <table:database-ranges>
        <table:database-range table:name="__Anonymous_Sheet_DB__0" table:target-range-address="summary_forum_s3_t100.A4:summary_forum_s3_t100.G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3T13:52:21.508794700</dc:date>
    <meta:editing-duration>PT19M55S</meta:editing-duration>
    <meta:editing-cycles>2</meta:editing-cycles>
    <meta:generator>LibreOffice/25.8.3.2$Windows_X86_64 LibreOffice_project/8ca8d55c161d602844f5428fa4b58097424e324e</meta:generator>
    <meta:document-statistic meta:table-count="1" meta:cell-count="479" meta:object-count="0"/>
  </office:meta>
</office:document-meta>
</file>